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7.62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12.5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5.66mm"/>
    </style:style>
    <style:style style:name="co7" style:family="table-column">
      <style:table-column-properties fo:break-before="auto" style:column-width="13.71mm"/>
    </style:style>
    <style:style style:name="co8" style:family="table-column">
      <style:table-column-properties fo:break-before="auto" style:column-width="14.27mm"/>
    </style:style>
    <style:style style:name="co9" style:family="table-column">
      <style:table-column-properties fo:break-before="auto" style:column-width="15.38mm"/>
    </style:style>
    <style:style style:name="co10" style:family="table-column">
      <style:table-column-properties fo:break-before="auto" style:column-width="14.53mm"/>
    </style:style>
    <style:style style:name="co11" style:family="table-column">
      <style:table-column-properties fo:break-before="auto" style:column-width="20.41mm"/>
    </style:style>
    <style:style style:name="co12" style:family="table-column">
      <style:table-column-properties fo:break-before="auto" style:column-width="22.6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6.2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28_5f_03_5f_201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6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Обычный_5f_метрол_20_ннк_20_1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Обычный_5f_метрол_20_ннк_20_13" style:data-style-name="N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3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Обычный_5f_метрол_20_ннк_20_13" style:data-style-name="N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Обычный_5f_метрол_20_ннк_20_13" style:data-style-name="N0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8" style:family="table-cell" style:parent-style-name="Обычный_5f_метрол_20_ннк_20_13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Обычный_5f_метрол_20_ннк_20_13" style:data-style-name="N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Обычный_5f_метрол_20_ннк_20_13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3" style:family="table-cell" style:parent-style-name="Обычный_5f_метрол_20_ннк_20_13" style:data-style-name="N139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Обычный_5f_метрол_20_ннк_20_13" style:data-style-name="N1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0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Метрология АГК1" table:style-name="ta1" table:print="false">
        <office:forms form:automatic-focus="false" form:apply-design-mode="false"/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6-03-28" calcext:value-type="date">
            <text:p>28.03.2016</text:p>
          </table:table-cell>
          <table:table-cell table:style-name="ce17" office:value-type="string" calcext:value-type="string" table:number-columns-spanned="2" table:number-rows-spanned="1">
            <text:p>модуль </text:p>
          </table:table-cell>
          <table:covered-table-cell table:style-name="ce22"/>
          <table:table-cell table:style-name="ce27" table:number-columns-spanned="2" table:number-rows-spanned="1"/>
          <table:covered-table-cell table:style-name="ce29"/>
          <table:table-cell table:style-name="ce30" office:value-type="float" office:value="111" calcext:value-type="float" table:number-columns-spanned="2" table:number-rows-spanned="1">
            <text:p>111</text:p>
          </table:table-cell>
          <table:covered-table-cell table:style-name="ce32"/>
          <table:table-cell table:style-name="ce2"/>
          <table:table-cell table:style-name="ce64" table:number-columns-spanned="2" table:number-rows-spanned="1"/>
          <table:covered-table-cell table:style-name="ce64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66" table:number-columns-spanned="2" table:number-rows-spanned="1"/>
          <table:covered-table-cell table:style-name="ce66"/>
          <table:table-cell table:number-columns-repeated="245"/>
        </table:table-row>
        <table:table-row table:style-name="ro3">
          <table:table-cell table:style-name="ce3"/>
          <table:table-cell table:style-name="ce43" office:value-type="string" calcext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43"/>
          <table:table-cell table:style-name="ce3" table:number-columns-repeated="2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Default"/>
          <table:table-cell table:style-name="Default" office:value-type="string" calcext:value-type="string">
            <text:p>Канал 1</text:p>
          </table:table-cell>
          <table:table-cell table:style-name="Default" table:number-columns-repeated="9"/>
          <table:table-cell table:number-columns-repeated="245"/>
        </table:table-row>
        <table:table-row table:style-name="ro3">
          <table:table-cell table:style-name="ce4" office:value-type="string" calcext:value-type="string">
            <text:p>R,м</text:p>
          </table:table-cell>
          <table:table-cell table:style-name="ce14" office:value-type="string" calcext:value-type="string">
            <text:p>фон</text:p>
          </table:table-cell>
          <table:table-cell table:style-name="ce18"/>
          <table:table-cell table:style-name="ce23" office:value-type="float" office:value="3.095" calcext:value-type="float">
            <text:p>3,095</text:p>
          </table:table-cell>
          <table:table-cell table:style-name="ce23" office:value-type="float" office:value="2.188" calcext:value-type="float">
            <text:p>2,188</text:p>
          </table:table-cell>
          <table:table-cell table:style-name="ce23" office:value-type="float" office:value="1.787" calcext:value-type="float">
            <text:p>1,787</text:p>
          </table:table-cell>
          <table:table-cell table:style-name="ce23" office:value-type="float" office:value="1.547" calcext:value-type="float">
            <text:p>1,547</text:p>
          </table:table-cell>
          <table:table-cell table:style-name="ce23" office:value-type="float" office:value="1.384" calcext:value-type="float">
            <text:p>1,384</text:p>
          </table:table-cell>
          <table:table-cell table:style-name="ce35" office:value-type="float" office:value="0.979" calcext:value-type="float">
            <text:p>0,979</text:p>
          </table:table-cell>
          <table:table-cell table:style-name="ce37" office:value-type="float" office:value="0.799" calcext:value-type="float">
            <text:p>0,799</text:p>
          </table:table-cell>
          <table:table-cell table:style-name="ce37" office:value-type="float" office:value="0.692" calcext:value-type="float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 calcext:value-type="string">
            <text:p>P(мкр/ч) 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 calcext:value-type="string">
            <text:p>имп/кадр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16" calcext:value-type="float">
            <text:p>11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729" calcext:value-type="float">
            <text:p>729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736" calcext:value-type="float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(мкр/ч) расчитанное</text:p>
          </table:table-cell>
          <table:table-cell table:style-name="ce15" table:formula="of:=[.B12]*[.B30]" office:value-type="float" office:value="3.51005484460695" calcext:value-type="float">
            <text:p>3,51</text:p>
          </table:table-cell>
          <table:table-cell table:style-name="ce15" table:formula="of:=[.C12]*[.B30]-[.B13]" office:value-type="float" office:value="4.97257769652651" calcext:value-type="float">
            <text:p>4,97</text:p>
          </table:table-cell>
          <table:table-cell table:style-name="ce25" table:formula="of:=[.D12]*[.B30]-[.B13]" office:value-type="float" office:value="9.79890310786106" calcext:value-type="float">
            <text:p>9,80</text:p>
          </table:table-cell>
          <table:table-cell table:style-name="ce25" table:formula="of:=[.E12]*[.B30]-[.B13]" office:value-type="float" office:value="19.7440585009141" calcext:value-type="float">
            <text:p>19,74</text:p>
          </table:table-cell>
          <table:table-cell table:style-name="ce25" table:formula="of:=[.F12]*[.B30]-[.B13]" office:value-type="float" office:value="29.6160877513711" calcext:value-type="float">
            <text:p>29,62</text:p>
          </table:table-cell>
          <table:table-cell table:style-name="ce25" table:formula="of:=[.G12]*[.B30]-[.B13]" office:value-type="float" office:value="39.7074954296161" calcext:value-type="float">
            <text:p>39,71</text:p>
          </table:table-cell>
          <table:table-cell table:style-name="ce25" table:formula="of:=[.H12]*[.B30]-[.B13]" office:value-type="float" office:value="49.7989031078611" calcext:value-type="float">
            <text:p>49,80</text:p>
          </table:table-cell>
          <table:table-cell table:style-name="ce25" table:formula="of:=[.I12]*[.B30]-[.B13]" office:value-type="float" office:value="98.8665447897624" calcext:value-type="float">
            <text:p>98,87</text:p>
          </table:table-cell>
          <table:table-cell table:style-name="ce25" table:formula="of:=[.J12]*[.B30]-[.B13]" office:value-type="float" office:value="147.861060329068" calcext:value-type="float">
            <text:p>147,86</text:p>
          </table:table-cell>
          <table:table-cell table:style-name="ce25" table:formula="of:=[.K12]*[.B30]-[.B13]" office:value-type="float" office:value="196.563071297989" calcext:value-type="float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 calcext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 calcext:value-type="float">
            <text:p>-0,55</text:p>
          </table:table-cell>
          <table:table-cell table:style-name="ce19" table:formula="of:=([.D13]-[.D11])*100/[.D11]" office:value-type="float" office:value="-2.01096892138938" calcext:value-type="float">
            <text:p>-2,01</text:p>
          </table:table-cell>
          <table:table-cell table:style-name="ce28" table:formula="of:=([.E13]-[.E11])*100/[.E11]" office:value-type="float" office:value="-1.27970749542962" calcext:value-type="float">
            <text:p>-1,28</text:p>
          </table:table-cell>
          <table:table-cell table:style-name="ce28" table:formula="of:=([.F13]-[.F11])*100/[.F11]" office:value-type="float" office:value="-1.27970749542963" calcext:value-type="float">
            <text:p>-1,28</text:p>
          </table:table-cell>
          <table:table-cell table:style-name="ce28" table:formula="of:=([.G13]-[.G11])*100/[.G11]" office:value-type="float" office:value="-0.731261425959779" calcext:value-type="float">
            <text:p>-0,73</text:p>
          </table:table-cell>
          <table:table-cell table:style-name="ce28" table:formula="of:=([.H13]-[.H11])*100/[.H11]" office:value-type="float" office:value="-0.402193784277884" calcext:value-type="float">
            <text:p>-0,40</text:p>
          </table:table-cell>
          <table:table-cell table:style-name="ce28" table:formula="of:=([.I13]-[.I11])*100/[.I11]" office:value-type="float" office:value="-1.13345521023766" calcext:value-type="float">
            <text:p>-1,13</text:p>
          </table:table-cell>
          <table:table-cell table:style-name="ce28" table:formula="of:=([.J13]-[.J11])*100/[.J11]" office:value-type="float" office:value="-1.42595978062157" calcext:value-type="float">
            <text:p>-1,43</text:p>
          </table:table-cell>
          <table:table-cell table:style-name="ce28" table:formula="of:=([.K13]-[.K11])*100/[.K11]" office:value-type="float" office:value="-1.71846435100548" calcext:value-type="float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АГК1'.K29" table:end-x="15.63mm" table:end-y="0.8mm" draw:z-index="0" draw:name="Диаграмма 1" draw:style-name="gr1" draw:text-style-name="P1" svg:width="157.42mm" svg:height="62.95mm" svg:x="5.58mm" svg:y="1.33mm">
              <loext:p/>
              <draw:object draw:notify-on-update-of-ranges="'Метрология АГК1'.B11:'Метрология АГК1'.K11 'Метрология АГК1'.B12:'Метрология АГК1'.K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 calcext:value-type="string">
            <text:p>α1=</text:p>
          </table:table-cell>
          <table:table-cell table:style-name="ce16" table:formula="of:=40/([.H12]-[.D12])" office:value-type="float" office:value="0.0731261425959781" calcext:value-type="float">
            <text:p>0,073126142595978</text:p>
          </table:table-cell>
          <table:table-cell table:style-name="ce20" office:value-type="string" calcext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39" office:value-type="string" calcext:value-type="string" table:number-columns-spanned="2" table:number-rows-spanned="1">
            <text:p>Заключение:</text:p>
          </table:table-cell>
          <table:covered-table-cell table:style-name="ce39"/>
          <table:table-cell table:style-name="Default" table:number-columns-repeated="4"/>
          <table:table-cell table:style-name="ce61" office:value-type="string" calcext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63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 calcext:value-type="string">
            <text:p>Калибровал:</text:p>
          </table:table-cell>
          <table:table-cell table:style-name="Default" table:number-columns-repeated="7"/>
          <table:table-cell table:style-name="ce61" office:value-type="string" calcext:value-type="string" table:number-columns-spanned="3" table:number-rows-spanned="1">
            <text:p>Ракоедов А.П.</text:p>
          </table:table-cell>
          <table:covered-table-cell table:number-columns-repeated="2" table:style-name="ce63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39" office:value-type="string" calcext:value-type="string" table:number-columns-spanned="3" table:number-rows-spanned="1">
            <text:p>Инженер-метролог</text:p>
          </table:table-cell>
          <table:covered-table-cell table:number-columns-repeated="2" table:style-name="ce39"/>
          <table:table-cell table:style-name="ce10" table:number-columns-repeated="2"/>
          <table:table-cell table:style-name="Default" table:number-columns-repeated="3"/>
          <table:table-cell table:style-name="ce63" office:value-type="string" calcext:value-type="string" table:number-columns-spanned="3" table:number-rows-spanned="1">
            <text:p>Маганаветдинов Д.Р.</text:p>
          </table:table-cell>
          <table:covered-table-cell table:number-columns-repeated="2" table:style-name="ce63"/>
          <table:table-cell table:number-columns-repeated="245"/>
        </table:table-row>
      </table:table>
      <table:table table:name="Метрология АГК2" table:style-name="ta1" table:print="false"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6-03-28" calcext:value-type="date">
            <text:p>28.03.2016</text:p>
          </table:table-cell>
          <table:table-cell table:style-name="ce17" office:value-type="string" calcext:value-type="string" table:number-columns-spanned="2" table:number-rows-spanned="1">
            <text:p>модуль </text:p>
          </table:table-cell>
          <table:covered-table-cell table:style-name="ce22"/>
          <table:table-cell table:style-name="ce27" table:number-columns-spanned="2" table:number-rows-spanned="1"/>
          <table:covered-table-cell table:style-name="ce29"/>
          <table:table-cell table:style-name="ce30" office:value-type="float" office:value="111" calcext:value-type="float" table:number-columns-spanned="2" table:number-rows-spanned="1">
            <text:p>111</text:p>
          </table:table-cell>
          <table:covered-table-cell table:style-name="ce32"/>
          <table:table-cell table:style-name="ce2"/>
          <table:table-cell table:style-name="ce64" table:number-columns-spanned="2" table:number-rows-spanned="1"/>
          <table:covered-table-cell table:style-name="ce64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66" table:number-columns-spanned="2" table:number-rows-spanned="1"/>
          <table:covered-table-cell table:style-name="ce66"/>
          <table:table-cell table:number-columns-repeated="245"/>
        </table:table-row>
        <table:table-row table:style-name="ro3">
          <table:table-cell table:style-name="ce3"/>
          <table:table-cell table:style-name="ce43" office:value-type="string" calcext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43"/>
          <table:table-cell table:style-name="ce3" table:number-columns-repeated="2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Default"/>
          <table:table-cell table:style-name="Default" office:value-type="string" calcext:value-type="string">
            <text:p>Канал 2</text:p>
          </table:table-cell>
          <table:table-cell table:style-name="Default" table:number-columns-repeated="9"/>
          <table:table-cell table:number-columns-repeated="245"/>
        </table:table-row>
        <table:table-row table:style-name="ro3">
          <table:table-cell table:style-name="ce4" office:value-type="string" calcext:value-type="string">
            <text:p>R,м</text:p>
          </table:table-cell>
          <table:table-cell table:style-name="ce14" office:value-type="string" calcext:value-type="string">
            <text:p>фон</text:p>
          </table:table-cell>
          <table:table-cell table:style-name="ce18"/>
          <table:table-cell table:style-name="ce23" office:value-type="float" office:value="3.095" calcext:value-type="float">
            <text:p>3,095</text:p>
          </table:table-cell>
          <table:table-cell table:style-name="ce23" office:value-type="float" office:value="2.188" calcext:value-type="float">
            <text:p>2,188</text:p>
          </table:table-cell>
          <table:table-cell table:style-name="ce23" office:value-type="float" office:value="1.787" calcext:value-type="float">
            <text:p>1,787</text:p>
          </table:table-cell>
          <table:table-cell table:style-name="ce23" office:value-type="float" office:value="1.547" calcext:value-type="float">
            <text:p>1,547</text:p>
          </table:table-cell>
          <table:table-cell table:style-name="ce23" office:value-type="float" office:value="1.384" calcext:value-type="float">
            <text:p>1,384</text:p>
          </table:table-cell>
          <table:table-cell table:style-name="ce35" office:value-type="float" office:value="0.979" calcext:value-type="float">
            <text:p>0,979</text:p>
          </table:table-cell>
          <table:table-cell table:style-name="ce37" office:value-type="float" office:value="0.799" calcext:value-type="float">
            <text:p>0,799</text:p>
          </table:table-cell>
          <table:table-cell table:style-name="ce37" office:value-type="float" office:value="0.692" calcext:value-type="float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 calcext:value-type="string">
            <text:p>P(мкр/ч) 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 calcext:value-type="string">
            <text:p>имп/кадр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16" calcext:value-type="float">
            <text:p>11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729" calcext:value-type="float">
            <text:p>729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736" calcext:value-type="float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(мкр/ч) расчитанное</text:p>
          </table:table-cell>
          <table:table-cell table:style-name="ce15" table:formula="of:=[.B12]*[.B30]" office:value-type="float" office:value="3.51005484460695" calcext:value-type="float">
            <text:p>3,51</text:p>
          </table:table-cell>
          <table:table-cell table:style-name="ce15" table:formula="of:=[.C12]*[.B30]-[.B13]" office:value-type="float" office:value="4.97257769652651" calcext:value-type="float">
            <text:p>4,97</text:p>
          </table:table-cell>
          <table:table-cell table:style-name="ce25" table:formula="of:=[.D12]*[.B30]-[.B13]" office:value-type="float" office:value="9.79890310786106" calcext:value-type="float">
            <text:p>9,80</text:p>
          </table:table-cell>
          <table:table-cell table:style-name="ce25" table:formula="of:=[.E12]*[.B30]-[.B13]" office:value-type="float" office:value="19.7440585009141" calcext:value-type="float">
            <text:p>19,74</text:p>
          </table:table-cell>
          <table:table-cell table:style-name="ce25" table:formula="of:=[.F12]*[.B30]-[.B13]" office:value-type="float" office:value="29.6160877513711" calcext:value-type="float">
            <text:p>29,62</text:p>
          </table:table-cell>
          <table:table-cell table:style-name="ce25" table:formula="of:=[.G12]*[.B30]-[.B13]" office:value-type="float" office:value="39.7074954296161" calcext:value-type="float">
            <text:p>39,71</text:p>
          </table:table-cell>
          <table:table-cell table:style-name="ce25" table:formula="of:=[.H12]*[.B30]-[.B13]" office:value-type="float" office:value="49.7989031078611" calcext:value-type="float">
            <text:p>49,80</text:p>
          </table:table-cell>
          <table:table-cell table:style-name="ce25" table:formula="of:=[.I12]*[.B30]-[.B13]" office:value-type="float" office:value="98.8665447897624" calcext:value-type="float">
            <text:p>98,87</text:p>
          </table:table-cell>
          <table:table-cell table:style-name="ce25" table:formula="of:=[.J12]*[.B30]-[.B13]" office:value-type="float" office:value="147.861060329068" calcext:value-type="float">
            <text:p>147,86</text:p>
          </table:table-cell>
          <table:table-cell table:style-name="ce25" table:formula="of:=[.K12]*[.B30]-[.B13]" office:value-type="float" office:value="196.563071297989" calcext:value-type="float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 calcext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 calcext:value-type="float">
            <text:p>-0,55</text:p>
          </table:table-cell>
          <table:table-cell table:style-name="ce19" table:formula="of:=([.D13]-[.D11])*100/[.D11]" office:value-type="float" office:value="-2.01096892138938" calcext:value-type="float">
            <text:p>-2,01</text:p>
          </table:table-cell>
          <table:table-cell table:style-name="ce28" table:formula="of:=([.E13]-[.E11])*100/[.E11]" office:value-type="float" office:value="-1.27970749542962" calcext:value-type="float">
            <text:p>-1,28</text:p>
          </table:table-cell>
          <table:table-cell table:style-name="ce28" table:formula="of:=([.F13]-[.F11])*100/[.F11]" office:value-type="float" office:value="-1.27970749542963" calcext:value-type="float">
            <text:p>-1,28</text:p>
          </table:table-cell>
          <table:table-cell table:style-name="ce28" table:formula="of:=([.G13]-[.G11])*100/[.G11]" office:value-type="float" office:value="-0.731261425959779" calcext:value-type="float">
            <text:p>-0,73</text:p>
          </table:table-cell>
          <table:table-cell table:style-name="ce28" table:formula="of:=([.H13]-[.H11])*100/[.H11]" office:value-type="float" office:value="-0.402193784277884" calcext:value-type="float">
            <text:p>-0,40</text:p>
          </table:table-cell>
          <table:table-cell table:style-name="ce28" table:formula="of:=([.I13]-[.I11])*100/[.I11]" office:value-type="float" office:value="-1.13345521023766" calcext:value-type="float">
            <text:p>-1,13</text:p>
          </table:table-cell>
          <table:table-cell table:style-name="ce28" table:formula="of:=([.J13]-[.J11])*100/[.J11]" office:value-type="float" office:value="-1.42595978062157" calcext:value-type="float">
            <text:p>-1,43</text:p>
          </table:table-cell>
          <table:table-cell table:style-name="ce28" table:formula="of:=([.K13]-[.K11])*100/[.K11]" office:value-type="float" office:value="-1.71846435100548" calcext:value-type="float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АГК2'.K29" table:end-x="15.63mm" table:end-y="0.8mm" draw:z-index="0" draw:name="Диаграмма 1" draw:style-name="gr1" draw:text-style-name="P1" svg:width="157.42mm" svg:height="62.95mm" svg:x="5.58mm" svg:y="1.33mm">
              <loext:p/>
              <draw:object draw:notify-on-update-of-ranges="'Метрология АГК2'.B11:'Метрология АГК2'.K11 'Метрология АГК2'.B12:'Метрология АГК2'.K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 calcext:value-type="string">
            <text:p>α2=</text:p>
          </table:table-cell>
          <table:table-cell table:style-name="ce16" table:formula="of:=40/([.H12]-[.D12])" office:value-type="float" office:value="0.0731261425959781" calcext:value-type="float">
            <text:p>0,073126142595978</text:p>
          </table:table-cell>
          <table:table-cell table:style-name="ce20" office:value-type="string" calcext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39" office:value-type="string" calcext:value-type="string" table:number-columns-spanned="2" table:number-rows-spanned="1">
            <text:p>Заключение:</text:p>
          </table:table-cell>
          <table:covered-table-cell table:style-name="ce39"/>
          <table:table-cell table:style-name="Default" table:number-columns-repeated="4"/>
          <table:table-cell table:style-name="ce61" office:value-type="string" calcext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63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 calcext:value-type="string">
            <text:p>Калибровал:</text:p>
          </table:table-cell>
          <table:table-cell table:style-name="Default" table:number-columns-repeated="7"/>
          <table:table-cell table:style-name="ce61" office:value-type="string" calcext:value-type="string" table:number-columns-spanned="3" table:number-rows-spanned="1">
            <text:p>Ракоедов А.П.</text:p>
          </table:table-cell>
          <table:covered-table-cell table:number-columns-repeated="2" table:style-name="ce63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39" office:value-type="string" calcext:value-type="string" table:number-columns-spanned="3" table:number-rows-spanned="1">
            <text:p>Инженер-метролог</text:p>
          </table:table-cell>
          <table:covered-table-cell table:number-columns-repeated="2" table:style-name="ce39"/>
          <table:table-cell table:style-name="ce10" table:number-columns-repeated="2"/>
          <table:table-cell table:style-name="Default" table:number-columns-repeated="3"/>
          <table:table-cell table:style-name="ce63" office:value-type="string" calcext:value-type="string" table:number-columns-spanned="3" table:number-rows-spanned="1">
            <text:p>Маганаветдинов Д.Р.</text:p>
          </table:table-cell>
          <table:covered-table-cell table:number-columns-repeated="2" table:style-name="ce63"/>
          <table:table-cell table:number-columns-repeated="245"/>
        </table:table-row>
      </table:table>
      <table:table table:name="Метрология АГК3" table:style-name="ta1" table:print="false"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6-03-28" calcext:value-type="date">
            <text:p>28.03.2016</text:p>
          </table:table-cell>
          <table:table-cell table:style-name="ce17" office:value-type="string" calcext:value-type="string" table:number-columns-spanned="2" table:number-rows-spanned="1">
            <text:p>модуль </text:p>
          </table:table-cell>
          <table:covered-table-cell table:style-name="ce22"/>
          <table:table-cell table:style-name="ce27" table:number-columns-spanned="2" table:number-rows-spanned="1"/>
          <table:covered-table-cell table:style-name="ce29"/>
          <table:table-cell table:style-name="ce30" office:value-type="float" office:value="111" calcext:value-type="float" table:number-columns-spanned="2" table:number-rows-spanned="1">
            <text:p>111</text:p>
          </table:table-cell>
          <table:covered-table-cell table:style-name="ce32"/>
          <table:table-cell table:style-name="ce2"/>
          <table:table-cell table:style-name="ce64" table:number-columns-spanned="2" table:number-rows-spanned="1"/>
          <table:covered-table-cell table:style-name="ce64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66" table:number-columns-spanned="2" table:number-rows-spanned="1"/>
          <table:covered-table-cell table:style-name="ce66"/>
          <table:table-cell table:number-columns-repeated="245"/>
        </table:table-row>
        <table:table-row table:style-name="ro3">
          <table:table-cell table:style-name="ce3"/>
          <table:table-cell table:style-name="ce43" office:value-type="string" calcext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43"/>
          <table:table-cell table:style-name="ce3" table:number-columns-repeated="2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Default"/>
          <table:table-cell table:style-name="Default" office:value-type="string" calcext:value-type="string">
            <text:p>Канал 3</text:p>
          </table:table-cell>
          <table:table-cell table:style-name="Default" table:number-columns-repeated="9"/>
          <table:table-cell table:number-columns-repeated="245"/>
        </table:table-row>
        <table:table-row table:style-name="ro3">
          <table:table-cell table:style-name="ce4" office:value-type="string" calcext:value-type="string">
            <text:p>R,м</text:p>
          </table:table-cell>
          <table:table-cell table:style-name="ce14" office:value-type="string" calcext:value-type="string">
            <text:p>фон</text:p>
          </table:table-cell>
          <table:table-cell table:style-name="ce18"/>
          <table:table-cell table:style-name="ce23" office:value-type="float" office:value="3.095" calcext:value-type="float">
            <text:p>3,095</text:p>
          </table:table-cell>
          <table:table-cell table:style-name="ce23" office:value-type="float" office:value="2.188" calcext:value-type="float">
            <text:p>2,188</text:p>
          </table:table-cell>
          <table:table-cell table:style-name="ce23" office:value-type="float" office:value="1.787" calcext:value-type="float">
            <text:p>1,787</text:p>
          </table:table-cell>
          <table:table-cell table:style-name="ce23" office:value-type="float" office:value="1.547" calcext:value-type="float">
            <text:p>1,547</text:p>
          </table:table-cell>
          <table:table-cell table:style-name="ce23" office:value-type="float" office:value="1.384" calcext:value-type="float">
            <text:p>1,384</text:p>
          </table:table-cell>
          <table:table-cell table:style-name="ce35" office:value-type="float" office:value="0.979" calcext:value-type="float">
            <text:p>0,979</text:p>
          </table:table-cell>
          <table:table-cell table:style-name="ce37" office:value-type="float" office:value="0.799" calcext:value-type="float">
            <text:p>0,799</text:p>
          </table:table-cell>
          <table:table-cell table:style-name="ce37" office:value-type="float" office:value="0.692" calcext:value-type="float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 calcext:value-type="string">
            <text:p>P(мкр/ч) 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 calcext:value-type="string">
            <text:p>имп/кадр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16" calcext:value-type="float">
            <text:p>11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729" calcext:value-type="float">
            <text:p>729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736" calcext:value-type="float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(мкр/ч) расчитанное</text:p>
          </table:table-cell>
          <table:table-cell table:style-name="ce15" table:formula="of:=[.B12]*[.B30]" office:value-type="float" office:value="3.51005484460695" calcext:value-type="float">
            <text:p>3,51</text:p>
          </table:table-cell>
          <table:table-cell table:style-name="ce15" table:formula="of:=[.C12]*[.B30]-[.B13]" office:value-type="float" office:value="4.97257769652651" calcext:value-type="float">
            <text:p>4,97</text:p>
          </table:table-cell>
          <table:table-cell table:style-name="ce25" table:formula="of:=[.D12]*[.B30]-[.B13]" office:value-type="float" office:value="9.79890310786106" calcext:value-type="float">
            <text:p>9,80</text:p>
          </table:table-cell>
          <table:table-cell table:style-name="ce25" table:formula="of:=[.E12]*[.B30]-[.B13]" office:value-type="float" office:value="19.7440585009141" calcext:value-type="float">
            <text:p>19,74</text:p>
          </table:table-cell>
          <table:table-cell table:style-name="ce25" table:formula="of:=[.F12]*[.B30]-[.B13]" office:value-type="float" office:value="29.6160877513711" calcext:value-type="float">
            <text:p>29,62</text:p>
          </table:table-cell>
          <table:table-cell table:style-name="ce25" table:formula="of:=[.G12]*[.B30]-[.B13]" office:value-type="float" office:value="39.7074954296161" calcext:value-type="float">
            <text:p>39,71</text:p>
          </table:table-cell>
          <table:table-cell table:style-name="ce25" table:formula="of:=[.H12]*[.B30]-[.B13]" office:value-type="float" office:value="49.7989031078611" calcext:value-type="float">
            <text:p>49,80</text:p>
          </table:table-cell>
          <table:table-cell table:style-name="ce25" table:formula="of:=[.I12]*[.B30]-[.B13]" office:value-type="float" office:value="98.8665447897624" calcext:value-type="float">
            <text:p>98,87</text:p>
          </table:table-cell>
          <table:table-cell table:style-name="ce25" table:formula="of:=[.J12]*[.B30]-[.B13]" office:value-type="float" office:value="147.861060329068" calcext:value-type="float">
            <text:p>147,86</text:p>
          </table:table-cell>
          <table:table-cell table:style-name="ce25" table:formula="of:=[.K12]*[.B30]-[.B13]" office:value-type="float" office:value="196.563071297989" calcext:value-type="float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 calcext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 calcext:value-type="float">
            <text:p>-0,55</text:p>
          </table:table-cell>
          <table:table-cell table:style-name="ce19" table:formula="of:=([.D13]-[.D11])*100/[.D11]" office:value-type="float" office:value="-2.01096892138938" calcext:value-type="float">
            <text:p>-2,01</text:p>
          </table:table-cell>
          <table:table-cell table:style-name="ce28" table:formula="of:=([.E13]-[.E11])*100/[.E11]" office:value-type="float" office:value="-1.27970749542962" calcext:value-type="float">
            <text:p>-1,28</text:p>
          </table:table-cell>
          <table:table-cell table:style-name="ce28" table:formula="of:=([.F13]-[.F11])*100/[.F11]" office:value-type="float" office:value="-1.27970749542963" calcext:value-type="float">
            <text:p>-1,28</text:p>
          </table:table-cell>
          <table:table-cell table:style-name="ce28" table:formula="of:=([.G13]-[.G11])*100/[.G11]" office:value-type="float" office:value="-0.731261425959779" calcext:value-type="float">
            <text:p>-0,73</text:p>
          </table:table-cell>
          <table:table-cell table:style-name="ce28" table:formula="of:=([.H13]-[.H11])*100/[.H11]" office:value-type="float" office:value="-0.402193784277884" calcext:value-type="float">
            <text:p>-0,40</text:p>
          </table:table-cell>
          <table:table-cell table:style-name="ce28" table:formula="of:=([.I13]-[.I11])*100/[.I11]" office:value-type="float" office:value="-1.13345521023766" calcext:value-type="float">
            <text:p>-1,13</text:p>
          </table:table-cell>
          <table:table-cell table:style-name="ce28" table:formula="of:=([.J13]-[.J11])*100/[.J11]" office:value-type="float" office:value="-1.42595978062157" calcext:value-type="float">
            <text:p>-1,43</text:p>
          </table:table-cell>
          <table:table-cell table:style-name="ce28" table:formula="of:=([.K13]-[.K11])*100/[.K11]" office:value-type="float" office:value="-1.71846435100548" calcext:value-type="float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АГК3'.K29" table:end-x="15.63mm" table:end-y="0.8mm" draw:z-index="0" draw:name="Диаграмма 1" draw:style-name="gr1" draw:text-style-name="P1" svg:width="157.42mm" svg:height="62.95mm" svg:x="5.58mm" svg:y="1.33mm">
              <loext:p/>
              <draw:object draw:notify-on-update-of-ranges="'Метрология АГК3'.B11:'Метрология АГК3'.K11 'Метрология АГК3'.B12:'Метрология АГК3'.K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 calcext:value-type="string">
            <text:p>α3=</text:p>
          </table:table-cell>
          <table:table-cell table:style-name="ce16" table:formula="of:=40/([.H12]-[.D12])" office:value-type="float" office:value="0.0731261425959781" calcext:value-type="float">
            <text:p>0,073126142595978</text:p>
          </table:table-cell>
          <table:table-cell table:style-name="ce20" office:value-type="string" calcext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39" office:value-type="string" calcext:value-type="string" table:number-columns-spanned="2" table:number-rows-spanned="1">
            <text:p>Заключение:</text:p>
          </table:table-cell>
          <table:covered-table-cell table:style-name="ce39"/>
          <table:table-cell table:style-name="Default" table:number-columns-repeated="4"/>
          <table:table-cell table:style-name="ce61" office:value-type="string" calcext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63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 calcext:value-type="string">
            <text:p>Калибровал:</text:p>
          </table:table-cell>
          <table:table-cell table:style-name="Default" table:number-columns-repeated="7"/>
          <table:table-cell table:style-name="ce61" office:value-type="string" calcext:value-type="string" table:number-columns-spanned="3" table:number-rows-spanned="1">
            <text:p>Ракоедов А.П.</text:p>
          </table:table-cell>
          <table:covered-table-cell table:number-columns-repeated="2" table:style-name="ce63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39" office:value-type="string" calcext:value-type="string" table:number-columns-spanned="3" table:number-rows-spanned="1">
            <text:p>Инженер-метролог</text:p>
          </table:table-cell>
          <table:covered-table-cell table:number-columns-repeated="2" table:style-name="ce39"/>
          <table:table-cell table:style-name="ce10" table:number-columns-repeated="2"/>
          <table:table-cell table:style-name="Default" table:number-columns-repeated="3"/>
          <table:table-cell table:style-name="ce63" office:value-type="string" calcext:value-type="string" table:number-columns-spanned="3" table:number-rows-spanned="1">
            <text:p>Маганаветдинов Д.Р.</text:p>
          </table:table-cell>
          <table:covered-table-cell table:number-columns-repeated="2" table:style-name="ce63"/>
          <table:table-cell table:number-columns-repeated="245"/>
        </table:table-row>
      </table:table>
      <table:table table:name="Метрология АГК4" table:style-name="ta1" table:print="false">
        <office:forms form:automatic-focus="false" form:apply-design-mode="false"/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calcext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6-03-28" calcext:value-type="date">
            <text:p>28.03.2016</text:p>
          </table:table-cell>
          <table:table-cell table:style-name="ce17" office:value-type="string" calcext:value-type="string" table:number-columns-spanned="2" table:number-rows-spanned="1">
            <text:p>модуль </text:p>
          </table:table-cell>
          <table:covered-table-cell table:style-name="ce22"/>
          <table:table-cell table:style-name="ce27" table:number-columns-spanned="2" table:number-rows-spanned="1"/>
          <table:covered-table-cell table:style-name="ce29"/>
          <table:table-cell table:style-name="ce30" office:value-type="float" office:value="111" calcext:value-type="float" table:number-columns-spanned="2" table:number-rows-spanned="1">
            <text:p>111</text:p>
          </table:table-cell>
          <table:covered-table-cell table:style-name="ce32"/>
          <table:table-cell table:style-name="ce2"/>
          <table:table-cell table:style-name="ce64" table:number-columns-spanned="2" table:number-rows-spanned="1"/>
          <table:covered-table-cell table:style-name="ce64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66" table:number-columns-spanned="2" table:number-rows-spanned="1"/>
          <table:covered-table-cell table:style-name="ce66"/>
          <table:table-cell table:number-columns-repeated="245"/>
        </table:table-row>
        <table:table-row table:style-name="ro3">
          <table:table-cell table:style-name="ce3"/>
          <table:table-cell table:style-name="ce43" office:value-type="string" calcext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43"/>
          <table:table-cell table:style-name="ce3" table:number-columns-repeated="2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64" table:number-columns-spanned="3" table:number-rows-spanned="1"/>
          <table:covered-table-cell table:number-columns-repeated="2" table:style-name="ce64"/>
          <table:table-cell table:number-columns-repeated="245"/>
        </table:table-row>
        <table:table-row table:style-name="ro3">
          <table:table-cell table:style-name="Default"/>
          <table:table-cell table:style-name="Default" office:value-type="string" calcext:value-type="string">
            <text:p>Канал 4</text:p>
          </table:table-cell>
          <table:table-cell table:style-name="Default" table:number-columns-repeated="9"/>
          <table:table-cell table:number-columns-repeated="245"/>
        </table:table-row>
        <table:table-row table:style-name="ro3">
          <table:table-cell table:style-name="ce4" office:value-type="string" calcext:value-type="string">
            <text:p>R,м</text:p>
          </table:table-cell>
          <table:table-cell table:style-name="ce14" office:value-type="string" calcext:value-type="string">
            <text:p>фон</text:p>
          </table:table-cell>
          <table:table-cell table:style-name="ce18"/>
          <table:table-cell table:style-name="ce23" office:value-type="float" office:value="3.095" calcext:value-type="float">
            <text:p>3,095</text:p>
          </table:table-cell>
          <table:table-cell table:style-name="ce23" office:value-type="float" office:value="2.188" calcext:value-type="float">
            <text:p>2,188</text:p>
          </table:table-cell>
          <table:table-cell table:style-name="ce23" office:value-type="float" office:value="1.787" calcext:value-type="float">
            <text:p>1,787</text:p>
          </table:table-cell>
          <table:table-cell table:style-name="ce23" office:value-type="float" office:value="1.547" calcext:value-type="float">
            <text:p>1,547</text:p>
          </table:table-cell>
          <table:table-cell table:style-name="ce23" office:value-type="float" office:value="1.384" calcext:value-type="float">
            <text:p>1,384</text:p>
          </table:table-cell>
          <table:table-cell table:style-name="ce35" office:value-type="float" office:value="0.979" calcext:value-type="float">
            <text:p>0,979</text:p>
          </table:table-cell>
          <table:table-cell table:style-name="ce37" office:value-type="float" office:value="0.799" calcext:value-type="float">
            <text:p>0,799</text:p>
          </table:table-cell>
          <table:table-cell table:style-name="ce37" office:value-type="float" office:value="0.692" calcext:value-type="float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 calcext:value-type="string">
            <text:p>P(мкр/ч) 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 calcext:value-type="string">
            <text:p>имп/кадр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16" calcext:value-type="float">
            <text:p>11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729" calcext:value-type="float">
            <text:p>729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2736" calcext:value-type="float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(мкр/ч) расчитанное</text:p>
          </table:table-cell>
          <table:table-cell table:style-name="ce15" table:formula="of:=[.B12]*[.B30]" office:value-type="float" office:value="3.51005484460695" calcext:value-type="float">
            <text:p>3,51</text:p>
          </table:table-cell>
          <table:table-cell table:style-name="ce15" table:formula="of:=[.C12]*[.B30]-[.B13]" office:value-type="float" office:value="4.97257769652651" calcext:value-type="float">
            <text:p>4,97</text:p>
          </table:table-cell>
          <table:table-cell table:style-name="ce25" table:formula="of:=[.D12]*[.B30]-[.B13]" office:value-type="float" office:value="9.79890310786106" calcext:value-type="float">
            <text:p>9,80</text:p>
          </table:table-cell>
          <table:table-cell table:style-name="ce25" table:formula="of:=[.E12]*[.B30]-[.B13]" office:value-type="float" office:value="19.7440585009141" calcext:value-type="float">
            <text:p>19,74</text:p>
          </table:table-cell>
          <table:table-cell table:style-name="ce25" table:formula="of:=[.F12]*[.B30]-[.B13]" office:value-type="float" office:value="29.6160877513711" calcext:value-type="float">
            <text:p>29,62</text:p>
          </table:table-cell>
          <table:table-cell table:style-name="ce25" table:formula="of:=[.G12]*[.B30]-[.B13]" office:value-type="float" office:value="39.7074954296161" calcext:value-type="float">
            <text:p>39,71</text:p>
          </table:table-cell>
          <table:table-cell table:style-name="ce25" table:formula="of:=[.H12]*[.B30]-[.B13]" office:value-type="float" office:value="49.7989031078611" calcext:value-type="float">
            <text:p>49,80</text:p>
          </table:table-cell>
          <table:table-cell table:style-name="ce25" table:formula="of:=[.I12]*[.B30]-[.B13]" office:value-type="float" office:value="98.8665447897624" calcext:value-type="float">
            <text:p>98,87</text:p>
          </table:table-cell>
          <table:table-cell table:style-name="ce25" table:formula="of:=[.J12]*[.B30]-[.B13]" office:value-type="float" office:value="147.861060329068" calcext:value-type="float">
            <text:p>147,86</text:p>
          </table:table-cell>
          <table:table-cell table:style-name="ce25" table:formula="of:=[.K12]*[.B30]-[.B13]" office:value-type="float" office:value="196.563071297989" calcext:value-type="float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 calcext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 calcext:value-type="float">
            <text:p>-0,55</text:p>
          </table:table-cell>
          <table:table-cell table:style-name="ce19" table:formula="of:=([.D13]-[.D11])*100/[.D11]" office:value-type="float" office:value="-2.01096892138938" calcext:value-type="float">
            <text:p>-2,01</text:p>
          </table:table-cell>
          <table:table-cell table:style-name="ce28" table:formula="of:=([.E13]-[.E11])*100/[.E11]" office:value-type="float" office:value="-1.27970749542962" calcext:value-type="float">
            <text:p>-1,28</text:p>
          </table:table-cell>
          <table:table-cell table:style-name="ce28" table:formula="of:=([.F13]-[.F11])*100/[.F11]" office:value-type="float" office:value="-1.27970749542963" calcext:value-type="float">
            <text:p>-1,28</text:p>
          </table:table-cell>
          <table:table-cell table:style-name="ce28" table:formula="of:=([.G13]-[.G11])*100/[.G11]" office:value-type="float" office:value="-0.731261425959779" calcext:value-type="float">
            <text:p>-0,73</text:p>
          </table:table-cell>
          <table:table-cell table:style-name="ce28" table:formula="of:=([.H13]-[.H11])*100/[.H11]" office:value-type="float" office:value="-0.402193784277884" calcext:value-type="float">
            <text:p>-0,40</text:p>
          </table:table-cell>
          <table:table-cell table:style-name="ce28" table:formula="of:=([.I13]-[.I11])*100/[.I11]" office:value-type="float" office:value="-1.13345521023766" calcext:value-type="float">
            <text:p>-1,13</text:p>
          </table:table-cell>
          <table:table-cell table:style-name="ce28" table:formula="of:=([.J13]-[.J11])*100/[.J11]" office:value-type="float" office:value="-1.42595978062157" calcext:value-type="float">
            <text:p>-1,43</text:p>
          </table:table-cell>
          <table:table-cell table:style-name="ce28" table:formula="of:=([.K13]-[.K11])*100/[.K11]" office:value-type="float" office:value="-1.71846435100548" calcext:value-type="float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АГК4'.K29" table:end-x="15.63mm" table:end-y="0.8mm" draw:z-index="0" draw:name="Диаграмма 1" draw:style-name="gr1" draw:text-style-name="P1" svg:width="157.42mm" svg:height="62.95mm" svg:x="5.58mm" svg:y="1.33mm">
              <loext:p/>
              <draw:object draw:notify-on-update-of-ranges="'Метрология АГК4'.B11:'Метрология АГК4'.K11 'Метрология АГК4'.B12:'Метрология АГК4'.K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 calcext:value-type="string">
            <text:p>α4=</text:p>
          </table:table-cell>
          <table:table-cell table:style-name="ce16" table:formula="of:=40/([.H12]-[.D12])" office:value-type="float" office:value="0.0731261425959781" calcext:value-type="float">
            <text:p>0,073126142595978</text:p>
          </table:table-cell>
          <table:table-cell table:style-name="ce20" office:value-type="string" calcext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39" office:value-type="string" calcext:value-type="string" table:number-columns-spanned="2" table:number-rows-spanned="1">
            <text:p>Заключение:</text:p>
          </table:table-cell>
          <table:covered-table-cell table:style-name="ce39"/>
          <table:table-cell table:style-name="Default" table:number-columns-repeated="4"/>
          <table:table-cell table:style-name="ce61" office:value-type="string" calcext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63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 calcext:value-type="string">
            <text:p>Калибровал:</text:p>
          </table:table-cell>
          <table:table-cell table:style-name="Default" table:number-columns-repeated="7"/>
          <table:table-cell table:style-name="ce61" office:value-type="string" calcext:value-type="string" table:number-columns-spanned="3" table:number-rows-spanned="1">
            <text:p>Ракоедов А.П.</text:p>
          </table:table-cell>
          <table:covered-table-cell table:number-columns-repeated="2" table:style-name="ce63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39" office:value-type="string" calcext:value-type="string" table:number-columns-spanned="3" table:number-rows-spanned="1">
            <text:p>Инженер-метролог</text:p>
          </table:table-cell>
          <table:covered-table-cell table:number-columns-repeated="2" table:style-name="ce39"/>
          <table:table-cell table:style-name="ce10" table:number-columns-repeated="2"/>
          <table:table-cell table:style-name="Default" table:number-columns-repeated="3"/>
          <table:table-cell table:style-name="ce63" office:value-type="string" calcext:value-type="string" table:number-columns-spanned="3" table:number-rows-spanned="1">
            <text:p>Маганаветдинов Д.Р.</text:p>
          </table:table-cell>
          <table:covered-table-cell table:number-columns-repeated="2" table:style-name="ce63"/>
          <table:table-cell table:number-columns-repeated="2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р.</number:text>
    </number:number-style>
    <number:number-style style:name="N110"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р.</number:text>
    </number:number-style>
    <number:number-style style:name="N113"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122P2" style:volatile="true">
      <number:text> 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р. </number:text>
    </number:number-style>
    <number:number-style style:name="N126P2" style:volatile="true">
      <number:text> - 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р. </number:text>
    </number:number-style>
    <number:number-style style:name="N134P2" style:volatile="true">
      <number:text>-</number:text>
      <number:number number:decimal-places="0" loext:min-decimal-places="0" number:min-integer-digits="0"/>
      <number:text> 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6" loext:min-decimal-places="6" number:min-integer-digits="1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.00.0000</text:date>, <text:time style:data-style-name="N2" text:time-value="08:43:57.7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28_5f_03_5f_2014" style:display-name="PageStyle_28_03_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</meta:initial-creator>
    <meta:creation-date>2014-04-03T08:42:27</meta:creation-date>
    <dc:date>2018-05-11T08:44:38.524000000</dc:date>
    <meta:generator>LibreOffice/5.4.3.2$Windows_x86 LibreOffice_project/92a7159f7e4af62137622921e809f8546db437e5</meta:generator>
    <meta:editing-duration>PT35M28S</meta:editing-duration>
    <meta:editing-cycles>14</meta:editing-cycles>
    <meta:document-statistic meta:table-count="4" meta:cell-count="2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688cm" svg:height="6.271cm" xlink:href=".." xlink:type="simple" chart:class="chart:scatter" chart:style-name="ch1">
        <chart:legend svg:x="0cm" svg:y="0cm" style:legend-expansion="custom" chartooo:width="3.563cm" chartooo:height="1.058cm" style:legend-expansion-aspect-ratio="3.36767485822306" chart:style-name="ch2"/>
        <chart:plot-area chart:style-name="ch3" table:cell-range-address="'Метрология АГК1'.B11:'Метрология АГК1'.K12" svg:x="1.154cm" svg:y="0.517cm" svg:width="10.422cm" svg:height="4.889cm">
          <chartooo:coordinate-region svg:x="2.146cm" svg:y="0.703cm" svg:width="9.15cm" svg:height="4.083cm"/>
          <chart:axis chart:dimension="x" chart:name="primary-x" chart:style-name="ch4">
            <chart:title svg:x="6.207cm" svg:y="5.468cm" chart:style-name="ch5">
              <text:p>мкр/ч</text:p>
            </chart:title>
          </chart:axis>
          <chart:axis chart:dimension="y" chart:name="primary-y" chart:style-name="ch4">
            <chart:title svg:x="0.251cm" svg:y="1.921cm" chart:style-name="ch6">
              <text:p>имп/кадр</text:p>
            </chart:title>
            <chart:grid chart:class="major"/>
          </chart:axis>
          <chart:series chart:style-name="ch7" chart:values-cell-range-address="'Метрология АГК1'.B12:'Метрология АГК1'.K12" chart:class="chart:scatter">
            <chart:domain table:cell-range-address="'Метрология АГК1'.B11:'Метрология АГК1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АГК1'.B11:'Метрология АГК1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АГК1'.B12:'Метрология АГК1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743cm" svg:height="6.296cm" xlink:href=".." xlink:type="simple" chart:class="chart:scatter" chart:style-name="ch1">
        <chart:legend svg:x="0cm" svg:y="0cm" style:legend-expansion="custom" chartooo:width="3.575cm" chartooo:height="1.062cm" style:legend-expansion-aspect-ratio="3.36629001883239" chart:style-name="ch2"/>
        <chart:plot-area chart:style-name="ch3" table:cell-range-address="'Метрология АГК2'.B11:'Метрология АГК2'.K12" svg:x="1.161cm" svg:y="0.519cm" svg:width="10.454cm" svg:height="4.905cm">
          <chartooo:coordinate-region svg:x="2.153cm" svg:y="0.705cm" svg:width="9.182cm" svg:height="4.099cm"/>
          <chart:axis chart:dimension="x" chart:name="primary-x" chart:style-name="ch4">
            <chart:title svg:x="6.228cm" svg:y="5.489cm" chart:style-name="ch5">
              <text:p>мкр/ч</text:p>
            </chart:title>
          </chart:axis>
          <chart:axis chart:dimension="y" chart:name="primary-y" chart:style-name="ch4">
            <chart:title svg:x="0.251cm" svg:y="1.928cm" chart:style-name="ch6">
              <text:p>имп/кадр</text:p>
            </chart:title>
            <chart:grid chart:class="major"/>
          </chart:axis>
          <chart:series chart:style-name="ch7" chart:values-cell-range-address="'Метрология АГК2'.B12:'Метрология АГК2'.K12" chart:class="chart:scatter">
            <chart:domain table:cell-range-address="'Метрология АГК2'.B11:'Метрология АГК2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АГК2'.B11:'Метрология АГК2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АГК2'.B12:'Метрология АГК2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743cm" svg:height="6.296cm" xlink:href=".." xlink:type="simple" chart:class="chart:scatter" chart:style-name="ch1">
        <chart:legend svg:x="0cm" svg:y="0cm" style:legend-expansion="custom" chartooo:width="3.575cm" chartooo:height="1.062cm" style:legend-expansion-aspect-ratio="3.36629001883239" chart:style-name="ch2"/>
        <chart:plot-area chart:style-name="ch3" table:cell-range-address="'Метрология АГК3'.B11:'Метрология АГК3'.K12" svg:x="1.161cm" svg:y="0.519cm" svg:width="10.454cm" svg:height="4.905cm">
          <chartooo:coordinate-region svg:x="2.153cm" svg:y="0.705cm" svg:width="9.182cm" svg:height="4.099cm"/>
          <chart:axis chart:dimension="x" chart:name="primary-x" chart:style-name="ch4">
            <chart:title svg:x="6.228cm" svg:y="5.489cm" chart:style-name="ch5">
              <text:p>мкр/ч</text:p>
            </chart:title>
          </chart:axis>
          <chart:axis chart:dimension="y" chart:name="primary-y" chart:style-name="ch4">
            <chart:title svg:x="0.251cm" svg:y="1.928cm" chart:style-name="ch6">
              <text:p>имп/кадр</text:p>
            </chart:title>
            <chart:grid chart:class="major"/>
          </chart:axis>
          <chart:series chart:style-name="ch7" chart:values-cell-range-address="'Метрология АГК3'.B12:'Метрология АГК3'.K12" chart:class="chart:scatter">
            <chart:domain table:cell-range-address="'Метрология АГК3'.B11:'Метрология АГК3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АГК3'.B11:'Метрология АГК3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АГК3'.B12:'Метрология АГК3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chart-properties chart:regression-type="linear"/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743cm" svg:height="6.296cm" xlink:href=".." xlink:type="simple" chart:class="chart:scatter" chart:style-name="ch1">
        <chart:legend svg:x="0cm" svg:y="0cm" style:legend-expansion="custom" chartooo:width="3.575cm" chartooo:height="1.062cm" style:legend-expansion-aspect-ratio="3.36629001883239" chart:style-name="ch2"/>
        <chart:plot-area chart:style-name="ch3" table:cell-range-address="'Метрология АГК4'.B11:'Метрология АГК4'.K12" svg:x="1.161cm" svg:y="0.519cm" svg:width="10.454cm" svg:height="4.905cm">
          <chartooo:coordinate-region svg:x="2.153cm" svg:y="0.705cm" svg:width="9.182cm" svg:height="4.099cm"/>
          <chart:axis chart:dimension="x" chart:name="primary-x" chart:style-name="ch4">
            <chart:title svg:x="6.228cm" svg:y="5.489cm" chart:style-name="ch5">
              <text:p>мкр/ч</text:p>
            </chart:title>
          </chart:axis>
          <chart:axis chart:dimension="y" chart:name="primary-y" chart:style-name="ch4">
            <chart:title svg:x="0.251cm" svg:y="1.928cm" chart:style-name="ch6">
              <text:p>имп/кадр</text:p>
            </chart:title>
            <chart:grid chart:class="major"/>
          </chart:axis>
          <chart:series chart:style-name="ch7" chart:values-cell-range-address="'Метрология АГК4'.B12:'Метрология АГК4'.K12" chart:class="chart:scatter">
            <chart:domain table:cell-range-address="'Метрология АГК4'.B11:'Метрология АГК4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АГК4'.B11:'Метрология АГК4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АГК4'.B12:'Метрология АГК4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